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81cm" svg:stroke-color="#729fcf" draw:marker-start-width="0.321cm" draw:marker-end-width="0.321cm" draw:textarea-horizontal-align="center" draw:textarea-vertical-align="middle" fo:padding-top="0.165cm" fo:padding-bottom="0.165cm" fo:padding-left="0.29cm" fo:padding-right="0.29cm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792cm" svg:height="10.541cm" svg:x="2.623cm" svg:y="10.27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0T14:14:13.852570889</meta:creation-date>
    <dc:date>2023-04-20T14:44:46.754018473</dc:date>
    <meta:editing-duration>PT1M42S</meta:editing-duration>
    <meta:editing-cycles>1</meta:editing-cycles>
    <meta:document-statistic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value-and-percentage" chart:data-label-text="false" chart:data-label-symbol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-and-percentage" chart:data-label-text="false" chart:data-label-symbol="true" chart:label-position="outside">
        <chart:label-separator>
          <text:p>; </text:p>
        </chart:label-separator>
      </style:chart-properties>
      <style:graphic-properties draw:stroke="none" draw:fill-color="#5983b0" dr3d:edge-rounding="5%"/>
      <style:text-properties fo:font-size="10pt" style:font-size-asian="10pt" style:font-size-complex="10pt"/>
    </style:style>
    <style:style style:name="ch8" style:family="chart">
      <style:chart-properties chart:regression-type="linear"/>
      <style:graphic-properties svg:stroke-color="#004586"/>
    </style:style>
    <style:style style:name="ch9" style:family="chart">
      <style:chart-properties chart:solid-type="cuboid"/>
      <style:graphic-properties draw:fill-color="#729fcf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793cm" svg:height="10.542cm" xlink:href="." xlink:type="simple" chart:class="chart:circle" chart:style-name="ch1">
        <chart:legend chart:legend-position="bottom" svg:x="0cm" svg:y="9.262cm" style:legend-expansion="custom" chartooo:width="16.791cm" chartooo:height="1.279cm" style:legend-expansion-aspect-ratio="13.1282251759187" chart:style-name="ch2"/>
        <chart:plot-area chart:style-name="ch3" chart:data-source-has-labels="both" svg:x="1.453cm" svg:y="0.096cm" svg:width="13.822cm" svg:height="9.107cm">
          <chartooo:coordinate-region svg:x="4.23cm" svg:y="0.629cm" svg:width="8.251cm" svg:height="8.25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circle">
            <chart:regression-curve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Size</text:p>
              </table:table-cell>
              <table:table-cell office:value-type="float" office:value="46.88">
                <text:p>46.88</text:p>
              </table:table-cell>
            </table:table-row>
            <table:table-row>
              <table:table-cell office:value-type="string">
                <text:p>Complexity</text:p>
              </table:table-cell>
              <table:table-cell office:value-type="float" office:value="16.57">
                <text:p>16.57</text:p>
              </table:table-cell>
            </table:table-row>
            <table:table-row>
              <table:table-cell office:value-type="string">
                <text:p>Inheritance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Documentation</text:p>
              </table:table-cell>
              <table:table-cell office:value-type="float" office:value="13.36">
                <text:p>13.36</text:p>
              </table:table-cell>
            </table:table-row>
            <table:table-row>
              <table:table-cell office:value-type="string">
                <text:p>Coupling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string">
                <text:p>Cohesion</text:p>
              </table:table-cell>
              <table:table-cell office:value-type="float" office:value="2.67">
                <text:p>2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